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Book Antiqua" svg:font-family="'Book Antiqua', serif"/>
    <style:font-face style:name="Calibri" svg:font-family="Calibri, sans-serif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OTK_DEFAULT_LIST" style:name="a1bfb04" style:parent-style-name="Standard">
      <style:paragraph-properties/>
    </style:style>
    <style:style style:family="paragraph" style:list-style-name="OTK_DEFAULT_LIST" style:name="a324822" style:parent-style-name="Standard">
      <style:paragraph-properties/>
    </style:style>
    <style:style style:family="paragraph" style:list-style-name="OTK_DEFAULT_LIST" style:name="a1e0585" style:parent-style-name="Standard">
      <style:paragraph-properties/>
    </style:style>
    <style:style style:family="paragraph" style:list-style-name="OTK_DEFAULT_LIST" style:name="a172913" style:parent-style-name="Standard">
      <style:paragraph-properties/>
    </style:style>
    <style:style style:family="paragraph" style:list-style-name="OTK_DEFAULT_LIST" style:name="a81b68e" style:parent-style-name="Standard">
      <style:paragraph-properties/>
    </style:style>
    <style:style style:family="paragraph" style:list-style-name="OTK_DEFAULT_LIST" style:name="a59d26f" style:parent-style-name="Standard">
      <style:paragraph-properties/>
    </style:style>
    <style:style style:family="paragraph" style:list-style-name="OTK_DEFAULT_LIST" style:name="a23884a" style:parent-style-name="Standard">
      <style:paragraph-properties fo:break-before="page"/>
    </style:style>
    <style:style style:family="paragraph" style:list-style-name="OTK_DEFAULT_LIST" style:name="a66142b" style:parent-style-name="Standard">
      <style:paragraph-properties fo:break-before="page"/>
    </style:style>
    <style:style style:family="paragraph" style:list-style-name="OTK_DEFAULT_LIST" style:name="a7fab8b" style:parent-style-name="Standard">
      <style:paragraph-properties/>
    </style:style>
    <style:style style:family="paragraph" style:list-style-name="OTK_DEFAULT_LIST" style:name="aa0c84f" style:parent-style-name="Standard">
      <style:paragraph-properties/>
    </style:style>
    <style:style style:family="paragraph" style:list-style-name="OTK_DEFAULT_LIST" style:name="a2a9e01" style:parent-style-name="heading3">
      <style:paragraph-properties/>
      <style:text-properties fo:font-size="12.0pt"/>
    </style:style>
  </office:automatic-styles>
  <office:body>
    <office:tex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2a9e01">gfdfoiioudf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a0c84f">dfgipodig<text:line-break/><text:line-break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7fab8b">dfgiodfug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66142b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23884a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59d26f">dfgiudg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81b68e">dfigpodfg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172913">dfigudf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1e0585">fdiudf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324822">dfoigfdg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1bfb04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Book Antiqua" svg:font-family="'Book Antiqua', serif"/>
    <style:font-face style:name="Calibri" svg:font-family="Calibri, sans-serif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Arial Unicode MS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Tahoma" style:font-size-asian="14.0pt"/>
    </style:style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efault-outline-level="3" style:display-name="heading 3" style:family="paragraph" style:name="heading3" style:next-style-name="Standard" style:parent-style-name="Standard">
      <style:paragraph-properties/>
      <style:text-properties fo:color="#4F81BD" fo:font-weight="bold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default-outline-level="4" style:display-name="heading 4" style:family="paragraph" style:name="heading4" style:next-style-name="Standard" style:parent-style-name="Standard">
      <style:paragraph-properties/>
      <style:text-properties fo:color="#4F81BD" fo:font-style="italic" fo:font-weight="bold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37</dc:date>
    <meta:editing-cycles>2</meta:editing-cycles>
    <meta:editing-duration>PT0.032S</meta:editing-duration>
  </office:meta>
</office:document-meta>
</file>